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44cm" svg:stroke-color="#000000" draw:stroke-linejoin="miter" draw:fill="none" draw:textarea-vertical-align="middle" draw:auto-grow-height="false" draw:fit-to-size="false" fo:min-height="0.834cm" fo:min-width="9.76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44cm" svg:stroke-color="#000000" draw:stroke-linejoin="miter" draw:fill="none" draw:textarea-vertical-align="middle" draw:auto-grow-height="false" draw:fit-to-size="false" fo:min-height="0.835cm" fo:min-width="10.69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44cm" svg:stroke-color="#000000" draw:stroke-linejoin="miter" draw:fill="none" draw:textarea-vertical-align="middle" draw:auto-grow-height="false" draw:fit-to-size="false" fo:min-height="0.836cm" fo:min-width="9.38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stroke-linejoin="miter" draw:fill="solid" draw:fill-color="#000000" draw:textarea-vertical-align="middle" draw:auto-grow-height="false" draw:fit-to-size="false" fo:min-height="0.165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style:font-size-asian="32pt" style:font-size-complex="32pt" fo:hyphenate="fals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reeform 20" draw:style-name="gr1" draw:text-style-name="P1" draw:layer="layout" svg:width="10.263cm" svg:height="1.083cm" draw:transform="rotate (0.824319005716922) translate (6.116cm 18.534cm)">
          <text:p/>
          <draw:enhanced-geometry draw:mirror-horizontal="false" draw:mirror-vertical="false" drawooo:sub-view-size="5203825 838765" draw:text-areas="0 0 ?f42 ?f43" svg:viewBox="0 0 0 0" draw:type="ooxml-non-primitive" draw:enhanced-path="M 0 118040 C 127635 273615 443230 825430 694690 825430 946150 825430 1249045 263455 1256665 118040 1264285 -27375 713105 -41980 734060 98355 755015 238690 1116330 816540 1362075 819080 1607820 821620 1944370 254565 1964055 111690 1983740 -31185 1450340 -40710 1461135 104705 1471930 250120 1782445 838765 2016760 838765 2251075 838765 2606040 248850 2631440 104705 2656840 -39440 2125345 -24835 2142490 118040 2159635 260915 2487930 819080 2717800 819080 2947670 819080 3274695 258375 3293110 118040 3311525 -22295 2785110 -18485 2809875 118040 2834640 254565 3185160 800665 3418205 799395 3651250 798125 3960495 245040 3973830 111690 3987165 -21660 3457575 -7690 3484245 131375 3510915 270440 3874135 808285 4105910 805745 4337685 803205 4631055 258375 4641850 118040 4652645 -22295 4135755 -35630 4159250 104705 4182745 245040 4551680 754310 4760595 819080 4969510 883850 5126990 521265 5203825 429190 N">
            <draw:equation draw:name="f0" draw:formula="0*logwidth/5203825"/>
            <draw:equation draw:name="f1" draw:formula="118039*logheight/838764"/>
            <draw:equation draw:name="f2" draw:formula="694690*logwidth/5203825"/>
            <draw:equation draw:name="f3" draw:formula="825429*logheight/838764"/>
            <draw:equation draw:name="f4" draw:formula="1256665*logwidth/5203825"/>
            <draw:equation draw:name="f5" draw:formula="118039*logheight/838764"/>
            <draw:equation draw:name="f6" draw:formula="734060*logwidth/5203825"/>
            <draw:equation draw:name="f7" draw:formula="98354*logheight/838764"/>
            <draw:equation draw:name="f8" draw:formula="1362075*logwidth/5203825"/>
            <draw:equation draw:name="f9" draw:formula="819079*logheight/838764"/>
            <draw:equation draw:name="f10" draw:formula="1964055*logwidth/5203825"/>
            <draw:equation draw:name="f11" draw:formula="111689*logheight/838764"/>
            <draw:equation draw:name="f12" draw:formula="1461135*logwidth/5203825"/>
            <draw:equation draw:name="f13" draw:formula="104704*logheight/838764"/>
            <draw:equation draw:name="f14" draw:formula="2016760*logwidth/5203825"/>
            <draw:equation draw:name="f15" draw:formula="838764*logheight/838764"/>
            <draw:equation draw:name="f16" draw:formula="2631440*logwidth/5203825"/>
            <draw:equation draw:name="f17" draw:formula="104704*logheight/838764"/>
            <draw:equation draw:name="f18" draw:formula="2142490*logwidth/5203825"/>
            <draw:equation draw:name="f19" draw:formula="118039*logheight/838764"/>
            <draw:equation draw:name="f20" draw:formula="2717800*logwidth/5203825"/>
            <draw:equation draw:name="f21" draw:formula="819079*logheight/838764"/>
            <draw:equation draw:name="f22" draw:formula="3293110*logwidth/5203825"/>
            <draw:equation draw:name="f23" draw:formula="118039*logheight/838764"/>
            <draw:equation draw:name="f24" draw:formula="2809875*logwidth/5203825"/>
            <draw:equation draw:name="f25" draw:formula="118039*logheight/838764"/>
            <draw:equation draw:name="f26" draw:formula="3418205*logwidth/5203825"/>
            <draw:equation draw:name="f27" draw:formula="799394*logheight/838764"/>
            <draw:equation draw:name="f28" draw:formula="3973830*logwidth/5203825"/>
            <draw:equation draw:name="f29" draw:formula="111689*logheight/838764"/>
            <draw:equation draw:name="f30" draw:formula="3484245*logwidth/5203825"/>
            <draw:equation draw:name="f31" draw:formula="131374*logheight/838764"/>
            <draw:equation draw:name="f32" draw:formula="4105910*logwidth/5203825"/>
            <draw:equation draw:name="f33" draw:formula="805744*logheight/838764"/>
            <draw:equation draw:name="f34" draw:formula="4641850*logwidth/5203825"/>
            <draw:equation draw:name="f35" draw:formula="118039*logheight/838764"/>
            <draw:equation draw:name="f36" draw:formula="4159250*logwidth/5203825"/>
            <draw:equation draw:name="f37" draw:formula="104704*logheight/838764"/>
            <draw:equation draw:name="f38" draw:formula="4760595*logwidth/5203825"/>
            <draw:equation draw:name="f39" draw:formula="819079*logheight/838764"/>
            <draw:equation draw:name="f40" draw:formula="5203825*logwidth/5203825"/>
            <draw:equation draw:name="f41" draw:formula="429189*logheight/838764"/>
            <draw:equation draw:name="f42" draw:formula="logwidth"/>
            <draw:equation draw:name="f43" draw:formula="logheight"/>
          </draw:enhanced-geometry>
        </draw:custom-shape>
        <draw:custom-shape draw:name="Freeform 24" draw:style-name="gr2" draw:text-style-name="P1" draw:layer="layout" svg:width="11.198cm" svg:height="1.084cm" draw:transform="skewX (0.000872664625997198) rotate (2.34851504148357) translate (13.44cm 11.403cm)">
          <text:p/>
          <draw:enhanced-geometry draw:mirror-horizontal="false" draw:mirror-vertical="false" drawooo:sub-view-size="5203825 838765" draw:text-areas="0 0 ?f42 ?f43" svg:viewBox="0 0 0 0" draw:type="ooxml-non-primitive" draw:enhanced-path="M 0 118040 C 127635 273615 443230 825430 694690 825430 946150 825430 1249045 263455 1256665 118040 1264285 -27375 713105 -41980 734060 98355 755015 238690 1116330 816540 1362075 819080 1607820 821620 1944370 254565 1964055 111690 1983740 -31185 1450340 -40710 1461135 104705 1471930 250120 1782445 838765 2016760 838765 2251075 838765 2606040 248850 2631440 104705 2656840 -39440 2125345 -24835 2142490 118040 2159635 260915 2487930 819080 2717800 819080 2947670 819080 3274695 258375 3293110 118040 3311525 -22295 2785110 -18485 2809875 118040 2834640 254565 3185160 800665 3418205 799395 3651250 798125 3960495 245040 3973830 111690 3987165 -21660 3457575 -7690 3484245 131375 3510915 270440 3874135 808285 4105910 805745 4337685 803205 4631055 258375 4641850 118040 4652645 -22295 4135755 -35630 4159250 104705 4182745 245040 4551680 754310 4760595 819080 4969510 883850 5126990 521265 5203825 429190 N">
            <draw:equation draw:name="f0" draw:formula="0*logwidth/5203825"/>
            <draw:equation draw:name="f1" draw:formula="118039*logheight/838764"/>
            <draw:equation draw:name="f2" draw:formula="694690*logwidth/5203825"/>
            <draw:equation draw:name="f3" draw:formula="825429*logheight/838764"/>
            <draw:equation draw:name="f4" draw:formula="1256665*logwidth/5203825"/>
            <draw:equation draw:name="f5" draw:formula="118039*logheight/838764"/>
            <draw:equation draw:name="f6" draw:formula="734060*logwidth/5203825"/>
            <draw:equation draw:name="f7" draw:formula="98354*logheight/838764"/>
            <draw:equation draw:name="f8" draw:formula="1362075*logwidth/5203825"/>
            <draw:equation draw:name="f9" draw:formula="819079*logheight/838764"/>
            <draw:equation draw:name="f10" draw:formula="1964055*logwidth/5203825"/>
            <draw:equation draw:name="f11" draw:formula="111689*logheight/838764"/>
            <draw:equation draw:name="f12" draw:formula="1461135*logwidth/5203825"/>
            <draw:equation draw:name="f13" draw:formula="104704*logheight/838764"/>
            <draw:equation draw:name="f14" draw:formula="2016760*logwidth/5203825"/>
            <draw:equation draw:name="f15" draw:formula="838764*logheight/838764"/>
            <draw:equation draw:name="f16" draw:formula="2631440*logwidth/5203825"/>
            <draw:equation draw:name="f17" draw:formula="104704*logheight/838764"/>
            <draw:equation draw:name="f18" draw:formula="2142490*logwidth/5203825"/>
            <draw:equation draw:name="f19" draw:formula="118039*logheight/838764"/>
            <draw:equation draw:name="f20" draw:formula="2717800*logwidth/5203825"/>
            <draw:equation draw:name="f21" draw:formula="819079*logheight/838764"/>
            <draw:equation draw:name="f22" draw:formula="3293110*logwidth/5203825"/>
            <draw:equation draw:name="f23" draw:formula="118039*logheight/838764"/>
            <draw:equation draw:name="f24" draw:formula="2809875*logwidth/5203825"/>
            <draw:equation draw:name="f25" draw:formula="118039*logheight/838764"/>
            <draw:equation draw:name="f26" draw:formula="3418205*logwidth/5203825"/>
            <draw:equation draw:name="f27" draw:formula="799394*logheight/838764"/>
            <draw:equation draw:name="f28" draw:formula="3973830*logwidth/5203825"/>
            <draw:equation draw:name="f29" draw:formula="111689*logheight/838764"/>
            <draw:equation draw:name="f30" draw:formula="3484245*logwidth/5203825"/>
            <draw:equation draw:name="f31" draw:formula="131374*logheight/838764"/>
            <draw:equation draw:name="f32" draw:formula="4105910*logwidth/5203825"/>
            <draw:equation draw:name="f33" draw:formula="805744*logheight/838764"/>
            <draw:equation draw:name="f34" draw:formula="4641850*logwidth/5203825"/>
            <draw:equation draw:name="f35" draw:formula="118039*logheight/838764"/>
            <draw:equation draw:name="f36" draw:formula="4159250*logwidth/5203825"/>
            <draw:equation draw:name="f37" draw:formula="104704*logheight/838764"/>
            <draw:equation draw:name="f38" draw:formula="4760595*logwidth/5203825"/>
            <draw:equation draw:name="f39" draw:formula="819079*logheight/838764"/>
            <draw:equation draw:name="f40" draw:formula="5203825*logwidth/5203825"/>
            <draw:equation draw:name="f41" draw:formula="429189*logheight/838764"/>
            <draw:equation draw:name="f42" draw:formula="logwidth"/>
            <draw:equation draw:name="f43" draw:formula="logheight"/>
          </draw:enhanced-geometry>
        </draw:custom-shape>
        <draw:custom-shape draw:name="Freeform 31" draw:style-name="gr3" draw:text-style-name="P1" draw:layer="layout" svg:width="9.886cm" svg:height="1.085cm" draw:transform="skewX (0.000872664625997165) rotate (-3.13740386338501) translate (23.564cm 11.728cm)">
          <text:p/>
          <draw:enhanced-geometry draw:mirror-horizontal="false" draw:mirror-vertical="false" drawooo:sub-view-size="5203825 838765" draw:text-areas="0 0 ?f42 ?f43" svg:viewBox="0 0 0 0" draw:type="ooxml-non-primitive" draw:enhanced-path="M 0 118040 C 127635 273615 443230 825430 694690 825430 946150 825430 1249045 263455 1256665 118040 1264285 -27375 713105 -41980 734060 98355 755015 238690 1116330 816540 1362075 819080 1607820 821620 1944370 254565 1964055 111690 1983740 -31185 1450340 -40710 1461135 104705 1471930 250120 1782445 838765 2016760 838765 2251075 838765 2606040 248850 2631440 104705 2656840 -39440 2125345 -24835 2142490 118040 2159635 260915 2487930 819080 2717800 819080 2947670 819080 3274695 258375 3293110 118040 3311525 -22295 2785110 -18485 2809875 118040 2834640 254565 3185160 800665 3418205 799395 3651250 798125 3960495 245040 3973830 111690 3987165 -21660 3457575 -7690 3484245 131375 3510915 270440 3874135 808285 4105910 805745 4337685 803205 4631055 258375 4641850 118040 4652645 -22295 4135755 -35630 4159250 104705 4182745 245040 4551680 754310 4760595 819080 4969510 883850 5126990 521265 5203825 429190 N">
            <draw:equation draw:name="f0" draw:formula="0*logwidth/5203825"/>
            <draw:equation draw:name="f1" draw:formula="118039*logheight/838764"/>
            <draw:equation draw:name="f2" draw:formula="694690*logwidth/5203825"/>
            <draw:equation draw:name="f3" draw:formula="825429*logheight/838764"/>
            <draw:equation draw:name="f4" draw:formula="1256665*logwidth/5203825"/>
            <draw:equation draw:name="f5" draw:formula="118039*logheight/838764"/>
            <draw:equation draw:name="f6" draw:formula="734060*logwidth/5203825"/>
            <draw:equation draw:name="f7" draw:formula="98354*logheight/838764"/>
            <draw:equation draw:name="f8" draw:formula="1362075*logwidth/5203825"/>
            <draw:equation draw:name="f9" draw:formula="819079*logheight/838764"/>
            <draw:equation draw:name="f10" draw:formula="1964055*logwidth/5203825"/>
            <draw:equation draw:name="f11" draw:formula="111689*logheight/838764"/>
            <draw:equation draw:name="f12" draw:formula="1461135*logwidth/5203825"/>
            <draw:equation draw:name="f13" draw:formula="104704*logheight/838764"/>
            <draw:equation draw:name="f14" draw:formula="2016760*logwidth/5203825"/>
            <draw:equation draw:name="f15" draw:formula="838764*logheight/838764"/>
            <draw:equation draw:name="f16" draw:formula="2631440*logwidth/5203825"/>
            <draw:equation draw:name="f17" draw:formula="104704*logheight/838764"/>
            <draw:equation draw:name="f18" draw:formula="2142490*logwidth/5203825"/>
            <draw:equation draw:name="f19" draw:formula="118039*logheight/838764"/>
            <draw:equation draw:name="f20" draw:formula="2717800*logwidth/5203825"/>
            <draw:equation draw:name="f21" draw:formula="819079*logheight/838764"/>
            <draw:equation draw:name="f22" draw:formula="3293110*logwidth/5203825"/>
            <draw:equation draw:name="f23" draw:formula="118039*logheight/838764"/>
            <draw:equation draw:name="f24" draw:formula="2809875*logwidth/5203825"/>
            <draw:equation draw:name="f25" draw:formula="118039*logheight/838764"/>
            <draw:equation draw:name="f26" draw:formula="3418205*logwidth/5203825"/>
            <draw:equation draw:name="f27" draw:formula="799394*logheight/838764"/>
            <draw:equation draw:name="f28" draw:formula="3973830*logwidth/5203825"/>
            <draw:equation draw:name="f29" draw:formula="111689*logheight/838764"/>
            <draw:equation draw:name="f30" draw:formula="3484245*logwidth/5203825"/>
            <draw:equation draw:name="f31" draw:formula="131374*logheight/838764"/>
            <draw:equation draw:name="f32" draw:formula="4105910*logwidth/5203825"/>
            <draw:equation draw:name="f33" draw:formula="805744*logheight/838764"/>
            <draw:equation draw:name="f34" draw:formula="4641850*logwidth/5203825"/>
            <draw:equation draw:name="f35" draw:formula="118039*logheight/838764"/>
            <draw:equation draw:name="f36" draw:formula="4159250*logwidth/5203825"/>
            <draw:equation draw:name="f37" draw:formula="104704*logheight/838764"/>
            <draw:equation draw:name="f38" draw:formula="4760595*logwidth/5203825"/>
            <draw:equation draw:name="f39" draw:formula="819079*logheight/838764"/>
            <draw:equation draw:name="f40" draw:formula="5203825*logwidth/5203825"/>
            <draw:equation draw:name="f41" draw:formula="429189*logheight/838764"/>
            <draw:equation draw:name="f42" draw:formula="logwidth"/>
            <draw:equation draw:name="f43" draw:formula="logheight"/>
          </draw:enhanced-geometry>
        </draw:custom-shape>
        <draw:custom-shape draw:name="Oval 34" draw:style-name="gr4" draw:text-style-name="P2" draw:layer="layout" svg:width="0.584cm" svg:height="0.585cm" draw:transform="rotate (-0.455181868920121) translate (13.537cm 10.78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39" draw:style-name="gr5" draw:text-style-name="P4" draw:layer="layout" svg:width="1.079cm" svg:height="1.603cm" svg:x="6.066cm" svg:y="5.061cm">
          <text:p text:style-name="P3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6" draw:text-style-name="P4" draw:layer="layout" svg:width="1.079cm" svg:height="1.603cm" svg:x="6.138cm" svg:y="15.502cm">
          <text:p text:style-name="P3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7" draw:text-style-name="P4" draw:layer="layout" svg:width="1.079cm" svg:height="1.603cm" svg:x="21.137cm" svg:y="8.798cm">
          <text:p text:style-name="P3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2:28:41.717134665</meta:creation-date>
    <dc:date>2018-10-04T12:32:01.437429209</dc:date>
    <meta:editing-duration>PT3M20S</meta:editing-duration>
    <meta:editing-cycles>1</meta:editing-cycles>
    <meta:generator>LibreOffice/5.2.7.2$Linux_X86_64 LibreOffice_project/20$Build-2</meta:generator>
    <meta:document-statistic meta:object-count="30"/>
  </office:meta>
</office:document-meta>
</file>